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62cm" svg:stroke-color="#c9c9c9" draw:stroke-linejoin="miter" draw:fill="hatch" draw:fill-color="#ffffff" draw:fill-hatch-name="Hatching_20_1" draw:fill-hatch-solid="true" draw:textarea-vertical-align="middle" draw:auto-grow-height="false" draw:fit-to-size="false" style:shrink-to-fit="false" fo:min-height="1.095cm" fo:min-width="4.861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hatch" draw:fill-color="#ffffff" draw:fill-hatch-name="Hatching_20_1" draw:fill-hatch-solid="true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name="Isosceles Triangle 1" draw:style-name="gr1" draw:text-style-name="P1" draw:layer="layout" svg:width="10.721cm" svg:height="2.689cm" svg:x="2.529cm" svg:y="10.561cm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extBox 21" draw:style-name="gr2" draw:text-style-name="P3" draw:layer="layout" svg:width="3.216cm" svg:height="1.013cm" svg:x="6.307cm" svg:y="11.746cm">
            <text:p text:style-name="P2"><text:span text:style-name="T1">Block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Isosceles Triangle 1" draw:style-name="gr1" draw:text-style-name="P1" draw:layer="layout" svg:width="10.721cm" svg:height="2.689cm" svg:x="2.529cm" svg:y="3.411cm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extBox 21" draw:style-name="gr3" draw:text-style-name="P3" draw:layer="layout" svg:width="3.216cm" svg:height="1.013cm" svg:x="6.307cm" svg:y="4.596cm">
            <text:p text:style-name="P2"><text:span text:style-name="T1">Block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Isosceles Triangle 1" draw:style-name="gr1" draw:text-style-name="P1" draw:layer="layout" svg:width="10.721cm" svg:height="2.689cm" svg:x="2.529cm" svg:y="17.711cm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extBox 21" draw:style-name="gr4" draw:text-style-name="P3" draw:layer="layout" svg:width="3.216cm" svg:height="1.013cm" svg:x="6.307cm" svg:y="18.896cm">
            <text:p text:style-name="P2"><text:span text:style-name="T1">Block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Isosceles Triangle 1" draw:style-name="gr1" draw:text-style-name="P1" draw:layer="layout" svg:width="10.721cm" svg:height="2.689cm" svg:x="9.429cm" svg:y="14.259cm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extBox 21" draw:style-name="gr5" draw:text-style-name="P4" draw:layer="layout" svg:width="3.216cm" svg:height="1.013cm" svg:x="13.207cm" svg:y="15.444cm">
            <text:p text:style-name="P2"><text:span text:style-name="T1">Block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Isosceles Triangle 1" draw:style-name="gr1" draw:text-style-name="P1" draw:layer="layout" svg:width="10.721cm" svg:height="2.689cm" svg:x="9.429cm" svg:y="7.109cm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extBox 21" draw:style-name="gr6" draw:text-style-name="P4" draw:layer="layout" svg:width="3.216cm" svg:height="1.013cm" svg:x="13.207cm" svg:y="8.294cm">
            <text:p text:style-name="P2"><text:span text:style-name="T1">Block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Isosceles Triangle 1" draw:style-name="gr1" draw:text-style-name="P1" draw:layer="layout" svg:width="10.721cm" svg:height="2.689cm" svg:x="9.429cm" svg:y="21.409cm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extBox 21" draw:style-name="gr7" draw:text-style-name="P4" draw:layer="layout" svg:width="3.216cm" svg:height="1.013cm" svg:x="13.207cm" svg:y="22.594cm">
            <text:p text:style-name="P2"><text:span text:style-name="T1">Block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Hatching_20_1" draw:display-name="Hatching 1" draw:style="single" draw:color="#bf9000" draw:distance="0.2cm" draw:rotation="13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3T12:39:12.098758643</meta:creation-date>
    <dc:date>2020-05-25T17:05:33.684530162</dc:date>
    <meta:editing-duration>PT22H48M1S</meta:editing-duration>
    <meta:editing-cycles>4</meta:editing-cycles>
    <meta:generator>LibreOffice/6.1.5.2$Linux_X86_64 LibreOffice_project/10$Build-2</meta:generator>
    <meta:document-statistic meta:object-count="36"/>
  </office:meta>
</office:document-meta>
</file>